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P3" style:family="paragraph" style:parent-style-name="Standard">
      <style:paragraph-properties fo:line-height="115%" fo:break-before="auto" fo:break-after="auto" style:writing-mode="lr-tb"/>
      <style:text-properties style:font-name="Times New Roman" fo:font-size="16pt" style:font-name-asian="Times New Roman" style:font-size-asian="16pt" style:font-name-complex="Times New Roman" style:font-size-complex="16pt"/>
    </style:style>
    <style:style style:name="P4" style:family="paragraph" style:parent-style-name="Standard">
      <style:paragraph-properties fo:line-height="115%" fo:break-before="auto" fo:break-after="auto" style:writing-mode="lr-tb"/>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5"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6" style:family="paragraph" style:parent-style-name="Standard">
      <style:paragraph-properties fo:line-height="115%" fo:break-before="auto" fo:break-after="auto" style:writing-mode="lr-tb"/>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7" style:family="paragraph" style:parent-style-name="Standard" style:master-page-name="Standard">
      <style:paragraph-properties fo:line-height="115%" style:page-number="auto" fo:break-before="auto" fo:break-after="auto" style:writing-mode="lr-tb"/>
    </style:style>
    <style:style style:name="P8" style:family="paragraph" style:parent-style-name="Standard">
      <style:paragraph-properties fo:line-height="115%" fo:break-before="auto" fo:break-after="auto" style:writing-mode="lr-tb"/>
      <style:text-properties style:font-name="Times New Roman" fo:font-size="18pt" style:font-name-asian="Times New Roman" style:font-size-asian="18pt" style:font-name-complex="Times New Roman" style:font-size-complex="18pt"/>
    </style:style>
    <style:style style:name="P9" style:family="paragraph" style:parent-style-name="Standard">
      <style:paragraph-properties fo:line-height="115%" fo:break-before="auto" fo:break-after="auto" style:writing-mode="lr-tb"/>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10"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11" style:family="paragraph" style:parent-style-name="Standard">
      <style:paragraph-properties fo:line-height="115%"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2" style:family="paragraph" style:parent-style-name="Standard">
      <style:paragraph-properties fo:line-height="115%" fo:break-before="auto" fo:break-after="auto" style:writing-mode="lr-tb"/>
      <style:text-properties style:font-name="Times New Roman" fo:font-weight="bold" style:font-name-asian="Times New Roman" style:font-weight-asian="bold" style:font-name-complex="Times New Roman" style:font-weight-complex="bold"/>
    </style:style>
    <style:style style:name="P13" style:family="paragraph" style:parent-style-name="Standard">
      <style:paragraph-properties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line-height="115%" fo:break-before="auto" fo:break-after="auto" style:writing-mode="lr-tb"/>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P15" style:family="paragraph" style:parent-style-name="Standard">
      <style:paragraph-properties fo:line-height="115%" fo:break-before="auto" fo:break-after="auto" style:writing-mode="lr-tb"/>
      <style:text-properties style:font-name="Times New Roman" fo:font-size="16pt" style:font-name-asian="Times New Roman" style:font-size-asian="16pt" style:font-name-complex="Times New Roman" style:font-size-complex="16pt"/>
    </style:style>
    <style:style style:name="P16" style:family="paragraph" style:parent-style-name="Standard">
      <style:paragraph-properties fo:line-height="115%" fo:break-before="auto" fo:break-after="auto" style:writing-mode="lr-tb"/>
    </style:style>
    <style:style style:name="P17" style:family="paragraph" style:parent-style-name="Standard">
      <style:paragraph-properties fo:line-height="115%" style:writing-mode="lr-tb"/>
    </style:style>
    <style:style style:name="P18" style:family="paragraph" style:parent-style-name="Standard">
      <style:paragraph-properties fo:line-height="115%" style:writing-mode="lr-tb"/>
      <style:text-properties style:font-name="Times New Roman" fo:font-size="14pt" style:font-name-asian="Times New Roman" style:font-size-asian="14pt" style:font-name-complex="Times New Roman" style:font-size-complex="14pt"/>
    </style:style>
    <style:style style:name="P19" style:family="paragraph" style:parent-style-name="Standard">
      <style:paragraph-properties fo:line-height="115%"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20" style:family="paragraph" style:parent-style-name="Standard">
      <style:paragraph-properties fo:line-height="115%" style:writing-mode="lr-tb"/>
      <style:text-properties style:font-name="Times New Roman" fo:font-size="16pt" style:font-name-asian="Times New Roman" style:font-size-asian="16pt" style:font-name-complex="Times New Roman" style:font-size-complex="16pt"/>
    </style:style>
    <style:style style:name="P21" style:family="paragraph" style:parent-style-name="Standard">
      <style:paragraph-properties fo:line-height="115%" style:writing-mode="lr-tb"/>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1"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2"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3" style:family="text">
      <style:text-properties style:font-name="Times New Roman"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4" style:family="text">
      <style:text-properties style:font-name="Times New Roman" fo:font-size="14pt" style:font-name-asian="Times New Roman" style:font-size-asian="14pt" style:font-name-complex="Times New Roman" style:font-size-complex="14pt"/>
    </style:style>
    <style:style style:name="T5"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6" style:family="text">
      <style:text-properties style:font-name="Times New Roman" fo:font-weight="bold" style:font-name-asian="Times New Roman" style:font-weight-asian="bold" style:font-name-complex="Times New Roman" style:font-weight-complex="bold"/>
    </style:style>
    <style:style style:name="T7"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8"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9" style:family="text">
      <style:text-properties style:font-name="Times New Roman" fo:font-size="12pt" style:font-name-asian="Times New Roman" style:font-size-asian="12pt" style:font-name-complex="Times New Roman" style:font-size-complex="12pt"/>
    </style:style>
    <style:style style:name="T10"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11" style:family="text">
      <style:text-properties style:font-name="Times New Roman" fo:font-size="16pt" fo:font-style="italic" fo:font-weight="bold" style:font-name-asian="Times New Roman" style:font-size-asian="16pt" style:font-style-asian="italic" style:font-weight-asian="bold" style:font-name-complex="Times New Roman" style:font-size-complex="16pt" style:font-style-complex="italic" style:font-weight-complex="bold"/>
    </style:style>
    <style:style style:name="T12" style:family="text">
      <style:text-properties style:font-name="Times New Roman" fo:font-size="16pt" style:font-name-asian="Times New Roman" style:font-size-asian="16pt" style:font-name-complex="Times New Roman" style:font-size-complex="16pt"/>
    </style:style>
    <style:style style:name="T13"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14" style:family="text">
      <style:text-properties style:font-name="Times New Roman" fo:font-size="16pt" fo:font-weight="bold" fo:background-color="#ff0000" style:font-name-asian="Times New Roman" style:font-size-asian="16pt" style:font-weight-asian="bold" style:font-name-complex="Times New Roman"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LevelD{Basic Functions in C++ }</text:span></text:p>
      <text:p text:style-name="P8"><text:s/></text:p>
      <text:p text:style-name="P1"><text:span text:style-name="T2">\LevelE{What are Functions and why do we use them?}</text:span></text:p>
      <text:p text:style-name="P6"><text:s/></text:p>
      <text:p text:style-name="P1"><text:span text:style-name="T4">Functions are an important part of C++ programming. Without them, programs would be confusing and difficult to troubleshoot. When programs are written, they tend to be are written in logical chunks which we call subprograms. These subprograms are known as functions in C++ which, when called in a program, may execute whatever the programmer wants. Simply put, functions are like miniature programs that when pieced together form the actual program that you are trying to write.</text:span></text:p>
      <text:p text:style-name="P5"><text:s/></text:p>
      <text:p text:style-name="P1"><text:span text:style-name="T2">\LevelE{The parts of a basic function}</text:span></text:p>
      <text:p text:style-name="P6"><text:s/></text:p>
      <text:p text:style-name="P1"><text:span text:style-name="T4">A \emph{function declaration} (sometimes known as the \emph{prototype}) is normally placed before the \texttt{</text:span><text:span text:style-name="T2">main( )} </text:span><text:span text:style-name="T4">function in your code. This lets the compiler know that there is a function that will be defined in more detail further on in your program. With basic functions, your declarations should start with a \emph{</text:span><text:span text:style-name="T5">return type}</text:span><text:span text:style-name="T4"> such as \texttt{double}, \texttt{int}, and so on; this is the data type your function will return. </text:span></text:p>
      <text:p text:style-name="P17"><text:span text:style-name="T4">After the return type, the next item that needs to be written is the function's name, which can be almost anything you want. Remember that you will be writing it again later in your code, so it makes sense to make it something short and logical that you can remember! Okay, so now that you have your data type and your function name, it’s time for zero or more function \emph{p</text:span><text:span text:style-name="T5">arameters}. T</text:span><text:span text:style-name="T4">hese will be written inside parentheses immediately following your function's name. Each parameter is in turn made up of a data type and a name like a variable declaration. A comma separates function parameters and your declaration must end with a semi-colon after the closing right parenthesis.</text:span></text:p>
      <text:p text:style-name="P17"><text:span text:style-name="T4"/></text:p>
      <text:p text:style-name="P1"><text:span text:style-name="T2">Here is an example of a function declaration:</text:span></text:p>
      <text:p text:style-name="P1"><text:span text:style-name="T4"/></text:p>
      <text:p text:style-name="P17"><text:span text:style-name="T4">\begin{lstlisting}</text:span></text:p>
      <text:p text:style-name="P17"><text:span text:style-name="T5">double</text:span><text:span text:style-name="T5"> profit (int cost, double price); //</text:span><text:span text:style-name="T3">cost and price are parameters</text:span><text:span text:style-name="T5">.</text:span></text:p>
      <text:p text:style-name="P5">\end{lstlisting}</text:p>
      <text:p text:style-name="P18"><text:soft-page-break/><text:s text:c="8"/><text:tab/></text:p>
      <text:p text:style-name="P1"><text:span text:style-name="T4">Using function looks much like an abbreviated version of the function declaration. A \emph{function call} is responsible for telling the compiler when and how to execute a function. Function calls are found </text:span><text:span text:style-name="T5">in</text:span><text:span text:style-name="T4"> another function like \texttt{</text:span><text:span text:style-name="T2">main ( )}. Often, </text:span><text:span text:style-name="T4">the user is asked to enter necessary data via \texttt{</text:span><text:span text:style-name="T2">cin} </text:span><text:span text:style-name="T4">and \texttt{</text:span><text:span text:style-name="T2">cout}. O</text:span><text:span text:style-name="T4">nce this data is collected, the program holds it until a function call is made somewhere in the code. Once the function call is made, the compiler takes the input data and then uses the code in the \emph{</text:span><text:span text:style-name="T5">function definition} </text:span><text:span text:style-name="T2">(which we will go over the later) </text:span><text:span text:style-name="T4">to operate on the parameters and return a value. For your function call, write your function name followed by the values you want to pass in. In a funciton call, it is not necessary to re-write the data types, as they are already understood.</text:span></text:p>
      <text:p text:style-name="P5"><text:s/></text:p>
      <text:p text:style-name="P1"><text:span text:style-name="T2">Here is an example of a function call:</text:span></text:p>
      <text:p text:style-name="P11"/>
      <text:p text:style-name="P19">\begin{lstlisting}</text:p>
      <text:p text:style-name="P1"><text:span text:style-name="T6">#</text:span><text:span text:style-name="T6">include</text:span><text:span text:style-name="T6"> &lt;</text:span><text:span text:style-name="T6">iostream</text:span><text:span text:style-name="T6">&gt;</text:span></text:p>
      <text:p text:style-name="P12"><text:s/></text:p>
      <text:p text:style-name="P1"><text:span text:style-name="T6">using namespace std;</text:span></text:p>
      <text:p text:style-name="P12"><text:s/></text:p>
      <text:p text:style-name="P1"><text:span text:style-name="T6">double profit (int cost, double price); // function declaration (prototype)</text:span></text:p>
      <text:p text:style-name="P1"><text:span text:style-name="T6">int</text:span><text:span text:style-name="T6"> main ()</text:span></text:p>
      <text:p text:style-name="P12">{</text:p>
      <text:p text:style-name="P12"><text:s/></text:p>
      <text:p text:style-name="P1"><text:span text:style-name="T6"><text:s text:c="2"/>double a, b;</text:span></text:p>
      <text:p text:style-name="P1"><text:span text:style-name="T6"><text:s text:c="2"/>int c;</text:span></text:p>
      <text:p text:style-name="P1"><text:span text:style-name="T6"><text:s text:c="2"/>cout &lt;&lt; “Enter the manufacturing cost of the item: <text:s/>“;</text:span></text:p>
      <text:p text:style-name="P1"><text:span text:style-name="T6"><text:s text:c="2"/>cin &gt;&gt; c;</text:span></text:p>
      <text:p text:style-name="P1"><text:span text:style-name="T6"><text:s text:c="2"/>cout &lt;&lt; “Enter the retail price of the item: “;</text:span></text:p>
      <text:p text:style-name="P1"><text:span text:style-name="T6"><text:s text:c="2"/>cin &gt;&gt; b;</text:span></text:p>
      <text:p text:style-name="P12"><text:s/></text:p>
      <text:p text:style-name="P1"><text:span text:style-name="T6"><text:s text:c="2"/>a = profit (c, b); // function call </text:span><text:span text:style-name="T7">profit with cost = c and price = b</text:span></text:p>
      <text:p text:style-name="P1"><text:span text:style-name="T6"><text:s text:c="2"/>cout &lt;&lt; a &lt;&lt; endl;</text:span></text:p>
      <text:p text:style-name="P1"><text:span text:style-name="T6"><text:s text:c="2"/>return 0;</text:span></text:p>
      <text:p text:style-name="P12">}</text:p>
      <text:p text:style-name="P12">\end{lstlisting}</text:p>
      <text:p text:style-name="P12"><text:s/></text:p>
      <text:p text:style-name="P5"><text:s/></text:p>
      <text:p text:style-name="P5"><text:s/></text:p>
      <text:p text:style-name="P5"><text:soft-page-break/><text:s/></text:p>
      <text:p text:style-name="P1"><text:span text:style-name="T4">So you have a declaration and a function call now, the only thing left is the function code itself: the function \emph{</text:span><text:span text:style-name="T5">definition}</text:span><text:span text:style-name="T4"> and \emph{</text:span><text:span text:style-name="T5">body}</text:span><text:span text:style-name="T4"> is the most important part of a function because it contains the code needed by the compiler to execute the function.</text:span></text:p>
      <text:p text:style-name="P17"><text:span text:style-name="T4"/></text:p>
      <text:p text:style-name="P1"><text:span text:style-name="T4">The function definition and body have a lot more code than the declaration and the function call; the definition and body are also more difficult to write than the declaration or call. The function definition and body is often placed after your \texttt{</text:span><text:span text:style-name="T2">main ( )} </text:span><text:span text:style-name="T4">function. Multiple function definitions and bodies can be placed after your \texttt{</text:span><text:span text:style-name="T2">main ( )}</text:span><text:span text:style-name="T4"> in no particular order, though it makes it less confusing if you use the same order as when they were declared. <text:s/>Start your function definition with your \emph{</text:span><text:span text:style-name="T5">function heading}, which </text:span><text:span text:style-name="T4">looks exactly like your function declaration but without a semicolon. Following your heading, you need your function body. Start your function body by placing an opening left brace (\\texttt{\}}) on the line following your heading. The code that makes up the function body follows the brace. <text:s/>After the code in the body is finished, you end the body with a closing right brace </text:span><text:span text:style-name="T5">(\\texttt{\{})</text:span><text:span text:style-name="T4">. Notice that the semicolon is not necessary either after your heading </text:span><text:span text:style-name="T5">or </text:span><text:span text:style-name="T4">after your closing brace. The standard rules for semicolons apply within the body of the function, though. <text:s/>What goes inside the function body depends completely on what you want the function to do. You may declare variables to be used just in your function and can leave the function using return statements at any time. Below is an example of a function definition:</text:span></text:p>
      <text:p text:style-name="P5"/>
      <text:p text:style-name="P18">\begin{lstlisting} </text:p>
      <text:p text:style-name="P1"><text:span text:style-name="T6">double profit (int cost, double price) // function definition</text:span></text:p>
      <text:p text:style-name="P12">{</text:p>
      <text:p text:style-name="P1"><text:span text:style-name="T6"><text:s text:c="8"/><text:tab/></text:span><text:span text:style-name="T6">double</text:span><text:span text:style-name="T6"> </text:span><text:span text:style-name="T6">p</text:span><text:span text:style-name="T6">; // temporary variable</text:span></text:p>
      <text:p text:style-name="P1"><text:span text:style-name="T6"><text:s text:c="8"/><text:tab/>p = price – cost; // calculate the profit</text:span></text:p>
      <text:p text:style-name="P1"><text:span text:style-name="T6"><text:s text:c="8"/><text:tab/>return p; // return the result to the calling function</text:span></text:p>
      <text:p text:style-name="P12">}</text:p>
      <text:p text:style-name="P12"><text:s/>\end{lstlisting}</text:p>
      <text:p text:style-name="P12"><text:s/></text:p>
      <text:p text:style-name="P12"><text:s/></text:p>
      <text:p text:style-name="P1"><text:span text:style-name="T4">Great</text:span><text:span text:style-name="T4">, </text:span><text:span text:style-name="T4">now</text:span><text:span text:style-name="T4"> </text:span><text:span text:style-name="T4">that</text:span><text:span text:style-name="T4"> </text:span><text:span text:style-name="T4">you</text:span><text:span text:style-name="T4"> </text:span><text:span text:style-name="T4">have</text:span><text:span text:style-name="T4"> </text:span><text:span text:style-name="T4">a</text:span><text:span text:style-name="T4"> </text:span><text:span text:style-name="T4">grasp</text:span><text:span text:style-name="T4"> </text:span><text:span text:style-name="T4">of</text:span><text:span text:style-name="T4"> </text:span><text:span text:style-name="T4">the</text:span><text:span text:style-name="T4"> </text:span><text:span text:style-name="T4">three</text:span><text:span text:style-name="T4"> </text:span><text:span text:style-name="T4">major</text:span><text:span text:style-name="T4"> </text:span><text:span text:style-name="T4">parts</text:span><text:span text:style-name="T4"> </text:span><text:span text:style-name="T4">of</text:span><text:span text:style-name="T4"> </text:span><text:span text:style-name="T4">basic</text:span><text:span text:style-name="T4"> </text:span><text:span text:style-name="T4">functions</text:span><text:span text:style-name="T4"> </text:span><text:span text:style-name="T4">we</text:span><text:span text:style-name="T4"> </text:span><text:span text:style-name="T4">can</text:span><text:span text:style-name="T4"> </text:span><text:span text:style-name="T4">move</text:span><text:span text:style-name="T4"> </text:span><text:span text:style-name="T4">on</text:span><text:span text:style-name="T4"> </text:span><text:span text:style-name="T4">to</text:span><text:span text:style-name="T4"> </text:span><text:span text:style-name="T4">other</text:span><text:span text:style-name="T4"> </text:span><text:span text:style-name="T4">related</text:span><text:span text:style-name="T4"> </text:span><text:span text:style-name="T4">material</text:span><text:span text:style-name="T4">!</text:span></text:p>
      <text:p text:style-name="P5"><text:s/></text:p>
      <text:p text:style-name="P1"><text:soft-page-break/><text:span text:style-name="T4">The functions we just described are known as \emph{</text:span><text:span text:style-name="T5">programmer defined functions} since t</text:span><text:span text:style-name="T4">he programmer defines these functions. There are also \emph{</text:span><text:span text:style-name="T5">predefined functions}</text:span><text:span text:style-name="T4"> which are available for your convenience. Predefined functions are functions that are already written and defined. In order to use predefined functions, the programmer needs to include the necessary library and then call the function wherever they need it.</text:span></text:p>
      <text:p text:style-name="P17"><text:span text:style-name="T4"/></text:p>
      <text:p text:style-name="P1"><text:span text:style-name="T4">In the following example we will use the \texttt{sqrt()} function to calculate the square root of the user's input. The \texttt{sqrt()} function is described in more detail in Chapter \ref{chap-advancedarith}.</text:span></text:p>
      <text:p text:style-name="P5"><text:s/></text:p>
      <text:p text:style-name="P18">\begin{lstlisting}</text:p>
      <text:p text:style-name="P1"><text:span text:style-name="T8">#</text:span><text:span text:style-name="T8">include</text:span><text:span text:style-name="T8"> &lt;</text:span><text:span text:style-name="T8">iostream</text:span><text:span text:style-name="T8">&gt;</text:span></text:p>
      <text:p text:style-name="P1"><text:span text:style-name="T8">#</text:span><text:span text:style-name="T8">include</text:span><text:span text:style-name="T8"> &lt;</text:span><text:span text:style-name="T8">cmath</text:span><text:span text:style-name="T8">&gt;</text:span></text:p>
      <text:p text:style-name="P13"><text:s/></text:p>
      <text:p text:style-name="P1"><text:span text:style-name="T8">using</text:span><text:span text:style-name="T8"> </text:span><text:span text:style-name="T8">namespace</text:span><text:span text:style-name="T8"> </text:span><text:span text:style-name="T8">std</text:span><text:span text:style-name="T8">;</text:span></text:p>
      <text:p text:style-name="P13"><text:s/></text:p>
      <text:p text:style-name="P1"><text:span text:style-name="T8">int</text:span><text:span text:style-name="T8"> </text:span><text:span text:style-name="T8">main</text:span><text:span text:style-name="T8">()</text:span></text:p>
      <text:p text:style-name="P13">{</text:p>
      <text:p text:style-name="P1"><text:span text:style-name="T8"><text:s text:c="2"/></text:span><text:span text:style-name="T8">double</text:span><text:span text:style-name="T8"> </text:span><text:span text:style-name="T8">sq</text:span><text:span text:style-name="T8">, </text:span><text:span text:style-name="T8">num</text:span><text:span text:style-name="T8">;</text:span></text:p>
      <text:p text:style-name="P13"><text:s/></text:p>
      <text:p text:style-name="P1"><text:span text:style-name="T8">cout</text:span><text:span text:style-name="T8"> <text:s/>&lt;&lt; “</text:span><text:span text:style-name="T8">please</text:span><text:span text:style-name="T8"> </text:span><text:span text:style-name="T8">enter</text:span><text:span text:style-name="T8"> </text:span><text:span text:style-name="T8">a</text:span><text:span text:style-name="T8"> </text:span><text:span text:style-name="T8">number</text:span><text:span text:style-name="T8">: <text:s text:c="2"/>“;</text:span></text:p>
      <text:p text:style-name="P1"><text:span text:style-name="T8">cin</text:span><text:span text:style-name="T8"> &gt;&gt; </text:span><text:span text:style-name="T8">num</text:span><text:span text:style-name="T8">;</text:span></text:p>
      <text:p text:style-name="P13"><text:s/></text:p>
      <text:p text:style-name="P1"><text:span text:style-name="T8">sq</text:span><text:span text:style-name="T8"> = </text:span><text:span text:style-name="T8">sqrt</text:span><text:span text:style-name="T8">(</text:span><text:span text:style-name="T8">num</text:span><text:span text:style-name="T8">);</text:span></text:p>
      <text:p text:style-name="P13"><text:s/></text:p>
      <text:p text:style-name="P1"><text:span text:style-name="T8">cout</text:span><text:span text:style-name="T8"> &lt;&lt; </text:span><text:span text:style-name="T8">sq</text:span><text:span text:style-name="T8"> &lt;&lt; </text:span><text:span text:style-name="T8">endl</text:span><text:span text:style-name="T8">;</text:span></text:p>
      <text:p text:style-name="P13"><text:s/></text:p>
      <text:p text:style-name="P1"><text:span text:style-name="T8">return</text:span><text:span text:style-name="T8"> 0;</text:span></text:p>
      <text:p text:style-name="P13"><text:s/></text:p>
      <text:p text:style-name="P13">}</text:p>
      <text:p text:style-name="P5">\end{lstlisting}</text:p>
      <text:p text:style-name="P5"><text:s/></text:p>
      <text:p text:style-name="P1"><text:span text:style-name="T10">\LevelD{\texttt{void} Functions}</text:span></text:p>
      <text:p text:style-name="P2"><text:s/></text:p>
      <text:p text:style-name="P1"><text:span text:style-name="T4">\texttt{v</text:span><text:span text:style-name="T12">oid} functions are functions that do not return a value. Notice that other function declarations that do return a value start with their </text:span><text:soft-page-break/><text:span text:style-name="T12">return type such as: </text:span><text:span text:style-name="T4">\texttt{</text:span><text:span text:style-name="T12">double}, </text:span><text:span text:style-name="T4">\texttt{</text:span><text:span text:style-name="T12">int}, or the like. </text:span><text:span text:style-name="T4">\texttt{v</text:span><text:span text:style-name="T12">oid} functions behave the same except no value is returned. A common application where a </text:span><text:span text:style-name="T4">\texttt{</text:span><text:span text:style-name="T12">void} function is used is printing the result of calculations to the screen. The calculations might be performed elsewhere, but the results would be printed using the </text:span><text:span text:style-name="T4">\texttt{</text:span><text:span text:style-name="T13">void} </text:span><text:span text:style-name="T12">function. Syntax for </text:span><text:span text:style-name="T4">\texttt{</text:span><text:span text:style-name="T12">void} functions works in the same way as normal functions, but </text:span><text:span text:style-name="T4">\texttt{v</text:span><text:span text:style-name="T12">oid} is written where the return data type would normally go. The declaration, function call and definition for </text:span><text:span text:style-name="T4">\texttt{</text:span><text:span text:style-name="T12">void} functions will follow the same format as other functions. Note that, like other functions, there does not necessarily need to be parameters in a </text:span><text:span text:style-name="T4">\texttt{</text:span><text:span text:style-name="T12">void} function.</text:span></text:p>
      <text:p text:style-name="P2"/>
      <text:p text:style-name="P1"><text:span text:style-name="T10">Here</text:span><text:span text:style-name="T10"> </text:span><text:span text:style-name="T10">is</text:span><text:span text:style-name="T10"> </text:span><text:span text:style-name="T10">an</text:span><text:span text:style-name="T10"> </text:span><text:span text:style-name="T10">example</text:span><text:span text:style-name="T10"> </text:span><text:span text:style-name="T10">of</text:span><text:span text:style-name="T10"> </text:span><text:span text:style-name="T10">a</text:span><text:span text:style-name="T10"> </text:span><text:span text:style-name="T10">simple</text:span><text:span text:style-name="T10"> </text:span><text:span text:style-name="T10">void</text:span><text:span text:style-name="T10"> </text:span><text:span text:style-name="T10">function</text:span><text:span text:style-name="T10"> </text:span><text:span text:style-name="T10">declaration</text:span><text:span text:style-name="T10">:</text:span></text:p>
      <text:p text:style-name="P2"/>
      <text:p text:style-name="P21">\begin{lstlisting}</text:p>
      <text:p text:style-name="P1"><text:span text:style-name="T11">void displayMessage();</text:span></text:p>
      <text:p text:style-name="P3">\end{lstlisting}</text:p>
      <text:p text:style-name="P20"/>
      <text:p text:style-name="P1"><text:span text:style-name="T12">Remember the definition and calling of </text:span><text:span text:style-name="T13">void displayMessage() </text:span><text:span text:style-name="T12">would be the same as any other function with the exception of the </text:span><text:span text:style-name="T4">\texttt{</text:span><text:span text:style-name="T12">void} return type and that no value is returned!</text:span></text:p>
      <text:p text:style-name="P3"/>
      <text:p text:style-name="P1"><text:span text:style-name="T13">\LevelD{Overloading Function Names}</text:span></text:p>
      <text:p text:style-name="P4"/>
      <text:p text:style-name="P1"><text:span text:style-name="T9">Overloading function names allows the same name to be used in multiple function definitions but with different parameter listings. Function names can be reused using this feature. Function name overloading eliminates problems associated with having multiple names for multiple functions with similar purposes and can make the code both more understandable and more convenient for the programmer to write.</text:span></text:p>
      <text:p text:style-name="P5"/>
      <text:p text:style-name="P1"><text:span text:style-name="T2">Below is an example of an overloaded function name. Notice that b</text:span><text:span text:style-name="T10">oth functions have the same name, but different parameter types.</text:span></text:p>
      <text:p text:style-name="P6"><text:soft-page-break/>\begin{lstlisting}</text:p>
      <text:p text:style-name="P1"><text:span text:style-name="T5">int</text:span><text:span text:style-name="T5"> </text:span><text:span text:style-name="T5">plus</text:span><text:span text:style-name="T5">( </text:span><text:span text:style-name="T5">int</text:span><text:span text:style-name="T5"> </text:span><text:span text:style-name="T5">num</text:span><text:span text:style-name="T5">, </text:span><text:span text:style-name="T5">int</text:span><text:span text:style-name="T5"> </text:span><text:span text:style-name="T5">numr</text:span><text:span text:style-name="T5">);</text:span></text:p>
      <text:p text:style-name="P1"><text:span text:style-name="T5">float</text:span><text:span text:style-name="T5"> </text:span><text:span text:style-name="T5">plus</text:span><text:span text:style-name="T5">(</text:span><text:span text:style-name="T5">float</text:span><text:span text:style-name="T5"> </text:span><text:span text:style-name="T5">num</text:span><text:span text:style-name="T5">, </text:span><text:span text:style-name="T5">float</text:span><text:span text:style-name="T5"> </text:span><text:span text:style-name="T5">numr</text:span><text:span text:style-name="T5">);</text:span></text:p>
      <text:p text:style-name="P3">\end{lstlisting}</text:p>
      <text:p text:style-name="P20"/>
      <text:p text:style-name="P1"><text:span text:style-name="T11">Here is an example of improper function overloading. Simply changing the return type does not work, the parameters must be different!</text:span></text:p>
      <text:p text:style-name="P2"/>
      <text:p text:style-name="P1"><text:span text:style-name="T14">int</text:span><text:span text:style-name="T14"> </text:span><text:span text:style-name="T14">plus</text:span><text:span text:style-name="T14">(</text:span><text:span text:style-name="T14">int</text:span><text:span text:style-name="T14"> </text:span><text:span text:style-name="T14">num</text:span><text:span text:style-name="T14">, </text:span><text:span text:style-name="T14">int</text:span><text:span text:style-name="T14"> </text:span><text:span text:style-name="T14">numr</text:span><text:span text:style-name="T14">);</text:span></text:p>
      <text:p text:style-name="P1"><text:span text:style-name="T14">float</text:span><text:span text:style-name="T14"> </text:span><text:span text:style-name="T14">plus</text:span><text:span text:style-name="T14">(</text:span><text:span text:style-name="T14">int</text:span><text:span text:style-name="T14"> </text:span><text:span text:style-name="T14">num</text:span><text:span text:style-name="T14">, </text:span><text:span text:style-name="T14">int</text:span><text:span text:style-name="T14"> </text:span><text:span text:style-name="T14">numr</text:span><text:span text:style-name="T14">);</text:span><text:span text:style-name="T13">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5</meta:editing-cycles>
    <dc:date>2013-04-27T18:00:00.15</dc:date>
    <meta:editing-duration>P1DT4H39M18S</meta:editing-duration>
    <meta:document-statistic meta:table-count="0" meta:image-count="0" meta:object-count="0" meta:page-count="6" meta:paragraph-count="100" meta:word-count="1298" meta:character-count="8126"/>
  </office:meta>
</office:document-meta>
</file>